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r Camille GALIOT</text:p>
      <text:p text:style-name="Standard"/>
      <text:p text:style-name="Standard"/>
      <text:p text:style-name="Standard"/>
      <text:p text:style-name="P1">Mr Louis VANDOORVE</text:p>
      <text:p text:style-name="P1">19 Octobre 20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Objet : Note relative au diagnostic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19T14:03:47</meta:creation-date>
    <dc:date>2012-10-19T14:17:51</dc:date>
    <dc:creator>Compte etudiant</dc:creator>
    <meta:editing-duration>PT9M3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4" meta:word-count="15" meta:character-count="86" meta:non-whitespace-character-count="74"/>
  </office:meta>
</office:document-meta>
</file>